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linecap="square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P1" style:family="paragraph">
      <style:paragraph-properties fo:text-align="center" style:text-autospace="none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style-name="Italic" style:font-family-generic="roman" style:font-pitch="variable" fo:font-size="12pt"/>
    </style:style>
    <style:style style:name="T1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2.794cm" svg:height="0.762cm" svg:x="7.731cm" svg:y="4.302cm">
          <text:p text:style-name="P1"><text:span text:style-name="T1">Agent</text:span></text:p>
        </draw:rect>
        <draw:rect draw:style-name="gr1" draw:text-style-name="P1" xml:id="id2" draw:id="id2" draw:layer="layout" svg:width="2.794cm" svg:height="0.762cm" svg:x="7.731cm" svg:y="6.702cm">
          <text:p text:style-name="P1"><text:span text:style-name="T1">Environment</text:span></text:p>
        </draw:rect>
        <draw:connector draw:style-name="gr2" draw:text-style-name="P2" draw:layer="layout" draw:type="lines" draw:line-skew="0.261cm 0.261cm" svg:x1="10.525cm" svg:y1="4.683cm" svg:x2="10.525cm" svg:y2="7.083cm" draw:start-shape="id1" draw:start-glue-point="1" draw:end-shape="id2" draw:end-glue-point="1" svg:d="M10525 4683h762v2400h-762">
          <text:p/>
        </draw:connector>
        <draw:connector draw:style-name="gr2" draw:text-style-name="P2" draw:layer="layout" draw:type="lines" draw:line-skew="-0.261cm -0.261cm" svg:x1="7.731cm" svg:y1="7.083cm" svg:x2="7.731cm" svg:y2="4.683cm" draw:start-shape="id2" draw:start-glue-point="3" draw:end-shape="id1" draw:end-glue-point="3" svg:d="M7731 7083h-762v-2400h762">
          <text:p/>
        </draw:connector>
        <draw:connector draw:style-name="gr2" draw:text-style-name="P2" draw:layer="layout" draw:type="lines" svg:x1="9.128cm" svg:y1="6.702cm" svg:x2="9.128cm" svg:y2="5.064cm" draw:start-shape="id2" draw:start-glue-point="0" draw:end-shape="id1" draw:end-glue-point="2" svg:d="M9128 6702v-501-636-501">
          <text:p/>
        </draw:connector>
        <draw:frame draw:style-name="gr3" draw:text-style-name="P3" draw:layer="layout" svg:width="1.814cm" svg:height="0.734cm" svg:x="9.026cm" svg:y="5.498cm">
          <draw:text-box>
            <text:p text:style-name="P3">Reward</text:p>
          </draw:text-box>
        </draw:frame>
        <draw:frame draw:style-name="gr3" draw:text-style-name="P3" draw:layer="layout" svg:width="1.814cm" svg:height="0.734cm" draw:transform="rotate (-1.57079632679579) translate (12cm 5.058cm)">
          <draw:text-box>
            <text:p text:style-name="P3">Action</text:p>
          </draw:text-box>
        </draw:frame>
        <draw:frame draw:style-name="gr3" draw:text-style-name="P3" draw:layer="layout" svg:width="1.389cm" svg:height="0.734cm" draw:transform="rotate (-1.57079632679579) translate (7.087cm 5.269cm)">
          <draw:text-box>
            <text:p text:style-name="P3">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2pt" fo:language="en" fo:country="US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6-17T16:46:08.31</meta:creation-date>
    <dc:date>2023-06-17T16:55:35.26</dc:date>
    <dc:creator>Loc Nguyen</dc:creator>
    <meta:editing-duration>PT9M27S</meta:editing-duration>
    <meta:editing-cycles>2</meta:editing-cycles>
    <meta:generator>OpenOffice/4.1.2$Win32 OpenOffice.org_project/412m3$Build-9782</meta:generator>
    <meta:document-statistic meta:object-count="8"/>
  </office:meta>
</office:document-meta>
</file>